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50%">
        <style:tab-stops>
          <style:tab-stop style:position="2.159cm"/>
        </style:tab-stops>
      </style:paragraph-properties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50%">
        <style:tab-stops>
          <style:tab-stop style:position="1.473cm"/>
        </style:tab-stops>
      </style:paragraph-properties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.635cm" fo:margin-right="0cm" fo:margin-top="0cm" fo:margin-bottom="0cm" loext:contextual-spacing="false" fo:line-height="150%" fo:text-indent="-0.635cm" style:auto-text-indent="false">
        <style:tab-stops>
          <style:tab-stop style:position="-9.726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 style:list-style-name="" style:master-page-name="Standard">
      <style:paragraph-properties fo:margin-top="0cm" fo:margin-bottom="0cm" loext:contextual-spacing="false" fo:line-height="150%" style:page-number="auto"/>
      <style:text-properties fo:font-variant="normal" fo:text-transform="none" style:font-name="Arial" fo:font-size="14pt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fo:font-variant="normal" fo:text-transform="none" style:font-name="Arial" fo:font-size="14pt" style:font-size-asian="14pt" style:font-size-complex="14pt"/>
    </style:style>
    <style:style style:name="P8" style:family="paragraph" style:parent-style-name="Standard" style:list-style-name="">
      <style:paragraph-properties fo:margin-top="0cm" fo:margin-bottom="0cm" loext:contextual-spacing="false" fo:line-height="150%"/>
      <style:text-properties fo:font-variant="normal" fo:text-transform="none" style:font-name="Arial" fo:font-size="14pt" style:font-size-asian="14pt" style:font-size-complex="14pt"/>
    </style:style>
    <style:style style:name="P9" style:family="paragraph" style:parent-style-name="Standard" style:list-style-name="">
      <style:paragraph-properties fo:margin-top="0cm" fo:margin-bottom="0cm" loext:contextual-spacing="false" fo:line-height="150%"/>
      <style:text-properties fo:font-variant="normal" fo:text-transform="none" style:font-name="Arial" fo:font-size="14pt" officeooo:paragraph-rsid="001fbbf5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fo:font-variant="normal" fo:text-transform="none" style:font-name="Arial" fo:font-size="14pt" officeooo:paragraph-rsid="001fbbf5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fo:font-variant="normal" fo:text-transform="none" style:font-name="Arial" fo:font-size="14pt" officeooo:paragraph-rsid="002028f0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fo:font-variant="normal" fo:text-transform="none" style:font-name="Arial" fo:font-size="14pt" officeooo:paragraph-rsid="00204ce5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fo:font-variant="normal" fo:text-transform="none" style:font-name="Arial" fo:font-size="14pt" officeooo:rsid="001fbbf5" officeooo:paragraph-rsid="001fbbf5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fo:font-variant="normal" fo:text-transform="none" style:font-name="Arial" fo:font-size="14pt" officeooo:rsid="001fbbf5" officeooo:paragraph-rsid="002028f0" style:font-size-asian="14pt" style:font-size-complex="14pt"/>
    </style:style>
    <style:style style:name="P15" style:family="paragraph" style:parent-style-name="Standard" style:list-style-name="">
      <style:paragraph-properties fo:margin-top="0cm" fo:margin-bottom="0cm" loext:contextual-spacing="false" fo:line-height="150%"/>
      <style:text-properties fo:font-variant="normal" fo:text-transform="none" style:font-name="Arial" fo:font-size="14pt" officeooo:rsid="00204ce5" officeooo:paragraph-rsid="00204ce5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fo:font-variant="normal" fo:text-transform="none" style:font-name="Arial" fo:font-size="14pt" fo:background-color="#80ffff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/>
      <style:text-properties style:font-name="Arial" fo:font-size="14pt" style:font-size-asian="14pt" style:font-size-complex="14pt"/>
    </style:style>
    <style:style style:name="P18" style:family="paragraph" style:parent-style-name="Standard" style:list-style-name="">
      <style:paragraph-properties fo:margin-top="0cm" fo:margin-bottom="0cm" loext:contextual-spacing="false" fo:line-height="150%"/>
      <style:text-properties style:font-name="Arial" fo:font-size="14pt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50%">
        <style:tab-stops>
          <style:tab-stop style:position="1.473cm"/>
        </style:tab-stops>
      </style:paragraph-properties>
      <style:text-properties style:font-name="Arial" fo:font-size="14pt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Arial" fo:font-size="14pt" officeooo:paragraph-rsid="001fbbf5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>
        <style:tab-stops>
          <style:tab-stop style:position="6.847cm" style:leader-style="solid" style:leader-text="-"/>
        </style:tab-stops>
      </style:paragraph-properties>
      <style:text-properties style:font-name="Arial" fo:font-size="14pt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50%">
        <style:tab-stops>
          <style:tab-stop style:position="6.847cm" style:leader-style="solid" style:leader-text="-"/>
        </style:tab-stops>
      </style:paragraph-properties>
      <style:text-properties style:font-name="Arial" fo:font-size="14pt" officeooo:paragraph-rsid="001fbbf5" style:font-size-asian="14pt" style:font-size-complex="14pt"/>
    </style:style>
    <style:style style:name="P23" style:family="paragraph" style:parent-style-name="Standard">
      <style:paragraph-properties fo:margin-top="0cm" fo:margin-bottom="0cm" loext:contextual-spacing="false" fo:line-height="150%">
        <style:tab-stops>
          <style:tab-stop style:position="6.338cm" style:leader-style="solid" style:leader-text="-"/>
        </style:tab-stops>
      </style:paragraph-properties>
      <style:text-properties style:font-name="Arial" fo:font-size="14pt" style:font-size-asian="14pt" style:font-size-complex="14pt"/>
    </style:style>
    <style:style style:name="P24" style:family="paragraph" style:parent-style-name="Standard">
      <style:paragraph-properties fo:margin-top="0cm" fo:margin-bottom="0cm" loext:contextual-spacing="false" fo:line-height="150%">
        <style:tab-stops>
          <style:tab-stop style:position="6.338cm" style:leader-style="solid" style:leader-text="-"/>
        </style:tab-stops>
      </style:paragraph-properties>
      <style:text-properties style:font-name="Arial" fo:font-size="14pt" officeooo:paragraph-rsid="001fbbf5" style:font-size-asian="14pt" style:font-size-complex="14pt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style:font-name="Arial" fo:font-size="14pt" officeooo:paragraph-rsid="002028f0" style:font-size-asian="14pt" style:font-size-complex="14pt"/>
    </style:style>
    <style:style style:name="P26" style:family="paragraph" style:parent-style-name="Standard">
      <style:paragraph-properties fo:margin-top="0cm" fo:margin-bottom="0cm" loext:contextual-spacing="false" fo:line-height="150%">
        <style:tab-stops>
          <style:tab-stop style:position="5.401cm" style:leader-style="solid" style:leader-text="-"/>
        </style:tab-stops>
      </style:paragraph-properties>
      <style:text-properties style:font-name="Arial" fo:font-size="14pt" style:font-size-asian="14pt" style:font-size-complex="14pt"/>
    </style:style>
    <style:style style:name="P27" style:family="paragraph" style:parent-style-name="Standard">
      <style:paragraph-properties fo:margin-top="0cm" fo:margin-bottom="0cm" loext:contextual-spacing="false" fo:line-height="150%">
        <style:tab-stops>
          <style:tab-stop style:position="5.401cm" style:leader-style="solid" style:leader-text="-"/>
        </style:tab-stops>
      </style:paragraph-properties>
      <style:text-properties style:font-name="Arial" fo:font-size="14pt" officeooo:paragraph-rsid="002028f0" style:font-size-asian="14pt" style:font-size-complex="14pt"/>
    </style:style>
    <style:style style:name="P28" style:family="paragraph" style:parent-style-name="Standard">
      <style:paragraph-properties fo:margin-top="0cm" fo:margin-bottom="0cm" loext:contextual-spacing="false" fo:line-height="150%"/>
      <style:text-properties style:font-name="Arial" fo:font-size="14pt" officeooo:paragraph-rsid="00204ce5" style:font-size-asian="14pt" style:font-size-complex="14pt"/>
    </style:style>
    <style:style style:name="P29" style:family="paragraph" style:parent-style-name="Standard">
      <style:paragraph-properties fo:margin-top="0cm" fo:margin-bottom="0cm" loext:contextual-spacing="false" fo:line-height="150%"/>
      <style:text-properties style:font-name="Arial" fo:font-size="14pt" officeooo:rsid="002028f0" officeooo:paragraph-rsid="002028f0" style:font-size-asian="14pt" style:font-size-complex="14pt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style:font-name="Arial" fo:font-size="14pt" officeooo:rsid="00204ce5" officeooo:paragraph-rsid="00204ce5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fo:font-variant="normal" fo:text-transform="none" style:font-name="Arial" fo:font-size="14pt" style:font-size-asian="14pt" style:font-size-complex="14pt"/>
    </style:style>
    <style:style style:name="P32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.635cm" style:auto-text-indent="false"/>
      <style:text-properties fo:font-variant="normal" fo:text-transform="none" style:font-name="Arial" fo:font-size="14pt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>
        <style:tab-stops>
          <style:tab-stop style:position="6.043cm" style:leader-style="dotted" style:leader-text="."/>
        </style:tab-stops>
      </style:paragraph-properties>
      <style:text-properties fo:font-variant="normal" fo:text-transform="none" style:font-name="Arial" fo:font-size="14pt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>
        <style:tab-stops>
          <style:tab-stop style:position="6.043cm" style:leader-style="dotted" style:leader-text="."/>
        </style:tab-stops>
      </style:paragraph-properties>
      <style:text-properties fo:font-variant="normal" fo:text-transform="none" style:font-name="Arial" fo:font-size="14pt" officeooo:paragraph-rsid="002028f0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fo:font-variant="normal" fo:text-transform="none" style:font-name="Arial" fo:font-size="14pt" officeooo:paragraph-rsid="001fbbf5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fo:font-variant="normal" fo:text-transform="none" style:font-name="Arial" fo:font-size="14pt" officeooo:paragraph-rsid="002028f0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fo:font-variant="normal" fo:text-transform="none" style:font-name="Arial" fo:font-size="14pt" officeooo:paragraph-rsid="00204ce5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style:font-name="Arial" fo:font-size="14pt" style:font-size-asian="14pt" style:font-size-complex="14pt"/>
    </style:style>
    <style:style style:name="P39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.635cm" style:auto-text-indent="false"/>
      <style:text-properties style:font-name="Arial" fo:font-size="14pt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style:font-name="Arial" fo:font-size="14pt" officeooo:paragraph-rsid="001fbbf5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style:font-name="Arial" fo:font-size="14pt" officeooo:paragraph-rsid="002028f0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style:font-name="Arial" fo:font-size="14pt" officeooo:paragraph-rsid="00204ce5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>
        <style:tab-stops>
          <style:tab-stop style:position="3.604cm" style:leader-style="solid" style:leader-text="-"/>
          <style:tab-stop style:position="6.124cm" style:leader-style="solid" style:leader-text="-"/>
        </style:tab-stops>
      </style:paragraph-properties>
      <style:text-properties style:font-name="Arial" fo:font-size="14pt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>
        <style:tab-stops>
          <style:tab-stop style:position="3.604cm" style:leader-style="solid" style:leader-text="-"/>
          <style:tab-stop style:position="6.124cm" style:leader-style="solid" style:leader-text="-"/>
        </style:tab-stops>
      </style:paragraph-properties>
      <style:text-properties style:font-name="Arial" fo:font-size="14pt" officeooo:paragraph-rsid="00204ce5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indent="0.635cm" style:auto-text-indent="false"/>
      <style:text-properties style:font-name="Arial" fo:font-size="14pt" officeooo:rsid="001fbbf5" officeooo:paragraph-rsid="001fbbf5" style:font-size-asian="14pt" style:font-size-complex="14pt"/>
    </style:style>
    <style:style style:name="P46" style:family="paragraph" style:parent-style-name="Standard">
      <style:paragraph-properties fo:margin-left="0.635cm" fo:margin-right="0cm" fo:margin-top="0cm" fo:margin-bottom="0cm" loext:contextual-spacing="false" fo:line-height="150%" fo:text-indent="-0.635cm" style:auto-text-indent="false"/>
      <style:text-properties fo:font-variant="normal" fo:text-transform="none" style:font-name="Arial" fo:font-size="14pt" style:font-size-asian="14pt" style:font-size-complex="14pt"/>
    </style:style>
    <style:style style:name="P47" style:family="paragraph" style:parent-style-name="Standard">
      <style:paragraph-properties fo:margin-left="0.635cm" fo:margin-right="0cm" fo:margin-top="0cm" fo:margin-bottom="0cm" loext:contextual-spacing="false" fo:line-height="150%" fo:text-indent="-0.635cm" style:auto-text-indent="false"/>
      <style:text-properties fo:font-variant="normal" fo:text-transform="none" style:font-name="Arial" fo:font-size="14pt" officeooo:paragraph-rsid="001fbbf5" style:font-size-asian="14pt" style:font-size-complex="14pt"/>
    </style:style>
    <style:style style:name="P48" style:family="paragraph" style:parent-style-name="Standard">
      <style:paragraph-properties fo:margin-left="0.635cm" fo:margin-right="0cm" fo:margin-top="0cm" fo:margin-bottom="0cm" loext:contextual-spacing="false" fo:line-height="150%" fo:text-indent="-0.635cm" style:auto-text-indent="false"/>
      <style:text-properties fo:font-variant="normal" fo:text-transform="none" style:font-name="Arial" fo:font-size="14pt" officeooo:paragraph-rsid="00204ce5" style:font-size-asian="14pt" style:font-size-complex="14pt"/>
    </style:style>
    <style:style style:name="P49" style:family="paragraph" style:parent-style-name="Standard">
      <style:paragraph-properties fo:margin-left="0.635cm" fo:margin-right="0cm" fo:margin-top="0cm" fo:margin-bottom="0cm" loext:contextual-spacing="false" fo:line-height="150%" fo:text-indent="-0.635cm" style:auto-text-indent="false"/>
      <style:text-properties fo:font-variant="normal" fo:text-transform="none" style:font-name="Arial" fo:font-size="14pt" officeooo:rsid="001fbbf5" officeooo:paragraph-rsid="001fbbf5" style:font-size-asian="14pt" style:font-size-complex="14pt"/>
    </style:style>
    <style:style style:name="P50" style:family="paragraph" style:parent-style-name="Standard">
      <style:paragraph-properties fo:margin-left="0.635cm" fo:margin-right="0cm" fo:margin-top="0cm" fo:margin-bottom="0cm" loext:contextual-spacing="false" fo:line-height="150%" fo:text-indent="-0.635cm" style:auto-text-indent="false"/>
      <style:text-properties style:font-name="Arial" fo:font-size="14pt" style:font-size-asian="14pt" style:font-size-complex="14pt"/>
    </style:style>
    <style:style style:name="P51" style:family="paragraph" style:parent-style-name="Standard">
      <style:paragraph-properties fo:margin-left="0.635cm" fo:margin-right="0cm" fo:margin-top="0cm" fo:margin-bottom="0cm" loext:contextual-spacing="false" fo:line-height="150%" fo:text-indent="-0.635cm" style:auto-text-indent="false"/>
      <style:text-properties style:font-name="Arial" fo:font-size="14pt" officeooo:paragraph-rsid="001fbbf5" style:font-size-asian="14pt" style:font-size-complex="14pt"/>
    </style:style>
    <style:style style:name="P52" style:family="paragraph" style:parent-style-name="Standard">
      <style:paragraph-properties fo:margin-left="0.635cm" fo:margin-right="0cm" fo:margin-top="0cm" fo:margin-bottom="0cm" loext:contextual-spacing="false" fo:line-height="150%" fo:text-indent="-0.635cm" style:auto-text-indent="false">
        <style:tab-stops>
          <style:tab-stop style:position="-9.726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font-variant="normal" fo:text-transform="none" style:font-name="Arial" fo:font-size="14pt" officeooo:paragraph-rsid="001fbbf5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font-variant="normal" fo:text-transform="none" style:font-name="Arial" fo:font-size="14pt" officeooo:paragraph-rsid="002028f0" style:font-size-asian="14pt" style:font-size-complex="14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" fo:font-size="14pt" style:font-size-asian="14pt" style:font-size-complex="14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" fo:font-size="14pt" officeooo:paragraph-rsid="002028f0" style:font-size-asian="14pt" style:font-size-complex="14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background-color="#80ffff" loext:char-shading-value="0"/>
    </style:style>
    <style:style style:name="T3" style:family="text">
      <style:text-properties fo:font-variant="normal" fo:text-transform="none" officeooo:rsid="001fbbf5" fo:background-color="#80ffff" loext:char-shading-value="0"/>
    </style:style>
    <style:style style:name="T4" style:family="text">
      <style:text-properties fo:font-variant="normal" fo:text-transform="none" officeooo:rsid="002028f0" fo:background-color="#80ffff" loext:char-shading-value="0"/>
    </style:style>
    <style:style style:name="T5" style:family="text">
      <style:text-properties fo:font-variant="normal" fo:text-transform="none" officeooo:rsid="00204ce5" fo:background-color="#80ffff" loext:char-shading-value="0"/>
    </style:style>
    <style:style style:name="T6" style:family="text">
      <style:text-properties fo:font-variant="normal" fo:text-transform="none" style:text-position="super 58%" fo:background-color="#80ffff" loext:char-shading-value="0"/>
    </style:style>
    <style:style style:name="T7" style:family="text">
      <style:text-properties fo:font-variant="normal" fo:text-transform="none" officeooo:rsid="001fbbf5"/>
    </style:style>
    <style:style style:name="T8" style:family="text">
      <style:text-properties fo:font-variant="normal" fo:text-transform="none" style:font-name="Arial1" officeooo:rsid="001fbbf5" style:font-name-asian="Arial1" style:font-name-complex="Arial1"/>
    </style:style>
    <style:style style:name="T9" style:family="text">
      <style:text-properties fo:font-variant="normal" fo:text-transform="none" style:font-name="Arial1" officeooo:rsid="001fbbf5" fo:background-color="#80ffff" loext:char-shading-value="0" style:font-name-asian="Arial1" style:font-name-complex="Arial1"/>
    </style:style>
    <style:style style:name="T10" style:family="text">
      <style:text-properties fo:font-variant="normal" fo:text-transform="none" style:font-name="Arial1" officeooo:rsid="00204ce5" fo:background-color="#80ffff" loext:char-shading-value="0"/>
    </style:style>
    <style:style style:name="T11" style:family="text">
      <style:text-properties fo:font-variant="normal" fo:text-transform="none" style:font-name="Arial1" officeooo:rsid="00204ce5"/>
    </style:style>
    <style:style style:name="T12" style:family="text">
      <style:text-properties fo:font-variant="normal" fo:text-transform="none" officeooo:rsid="001fbbf5" style:font-name-asian="NSimSun" style:font-name-complex="Mangal"/>
    </style:style>
    <style:style style:name="T13" style:family="text">
      <style:text-properties fo:font-variant="normal" fo:text-transform="none" officeooo:rsid="002028f0"/>
    </style:style>
    <style:style style:name="T14" style:family="text">
      <style:text-properties fo:font-variant="normal" fo:text-transform="none" officeooo:rsid="00204ce5"/>
    </style:style>
    <style:style style:name="T15" style:family="text">
      <style:text-properties officeooo:rsid="001fbbf5"/>
    </style:style>
    <style:style style:name="T16" style:family="text">
      <style:text-properties style:font-name="Arial1" style:font-name-asian="Arial1" style:font-name-complex="Arial1"/>
    </style:style>
    <style:style style:name="T17" style:family="text">
      <style:text-properties officeooo:rsid="002028f0"/>
    </style:style>
    <style:style style:name="T18" style:family="text">
      <style:text-properties officeooo:rsid="00204c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bookmark0"/>DAR<text:bookmark-end text:name="bookmark0"/></text:h>
      <text:p text:style-name="P1"><text:span text:style-name="T1">Básne M</text:span><text:span text:style-name="T2">a</text:span><text:span text:style-name="T1">ši Ha</text:span><text:span text:style-name="T7">ľ</text:span><text:span text:style-name="T2">a</text:span><text:span text:style-name="T1">mo</text:span><text:span text:style-name="T2">v</text:span><text:span text:style-name="T1">ej</text:span></text:p>
      <text:p text:style-name="P7"/>
      <text:p text:style-name="P45"><text:span text:style-name="T2">Dar</text:span></text:p>
      <text:p text:style-name="P45"><text:span text:style-name="T2"/></text:p>
      <text:h text:style-name="P8" text:outline-level="2"><text:bookmark-start text:name="bookmark2"/>Dar.<text:bookmark-end text:name="bookmark2"/></text:h>
      <text:p text:style-name="P31"/>
      <text:p text:style-name="P35">Na biely hodváb vyšijem</text:p>
      <text:p text:style-name="P35">kyticu poľných kvetov.</text:p>
      <text:p text:style-name="P4"><text:span text:style-name="T1"/></text:p>
      <text:p text:style-name="P40"><text:span text:style-name="T1">V červený mak výčitku krvavú,</text:span></text:p>
      <text:p text:style-name="P40"><text:span text:style-name="T1">v lilav</text:span><text:span text:style-name="T2">é</text:span><text:span text:style-name="T1"> sirôtky vyplačem žiaľ.</text:span></text:p>
      <text:p text:style-name="P40"><text:span text:style-name="T1">Kus slovenského neba strhnem</text:span></text:p>
      <text:p text:style-name="P40"><text:span text:style-name="T1">do oka nevädze.</text:span></text:p>
      <text:p text:style-name="P4"><text:span text:style-name="T1"/></text:p>
      <text:p text:style-name="P40"><text:span text:style-name="T1">So smútkom duša nevládz</text:span><text:span text:style-name="T2">e</text:span><text:span text:style-name="T1">:</text:span></text:p>
      <text:p text:style-name="P40"><text:span text:style-name="T1">do lístkov zelených</text:span></text:p>
      <text:p text:style-name="P40"><text:span text:style-name="T1">veľké nádeje vložím.</text:span></text:p>
      <text:p text:style-name="P1"><text:span text:style-name="T2"/></text:p>
      <text:p text:style-name="P1"><text:span text:style-name="T1">Do snehu krajky vpletiem holubicu bielu.</text:span></text:p>
      <text:p text:style-name="P31"/>
      <text:p text:style-name="P35">Keď cesty zarastú tŕnim a hložím —</text:p>
      <text:p text:style-name="P35">dar svoj ti donesiem v jednu nedeľu</text:p>
      <text:p text:style-name="P35">s úsmevom božím.</text:p>
      <text:h text:style-name="P8" text:outline-level="2"/>
      <text:h text:style-name="P8" text:outline-level="2"/>
      <text:h text:style-name="P8" text:outline-level="2"><text:bookmark-start text:name="bookmark4"/>Balada o veľkom žiali.<text:bookmark-end text:name="bookmark4"/></text:h>
      <text:p text:style-name="P31"><text:soft-page-break/></text:p>
      <text:p text:style-name="P35"><text:span text:style-name="T15">B</text:span>iela priepasť prehlboká</text:p>
      <text:p text:style-name="P35">medzi skalou,</text:p>
      <text:p text:style-name="P2"><text:span text:style-name="T1">každá láska</text:span></text:p>
      <text:p text:style-name="P35">vtne do oka</text:p>
      <text:p text:style-name="P35">päsťou malou?</text:p>
      <text:p text:style-name="P3"><text:span text:style-name="T2"/></text:p>
      <text:p text:style-name="P3"><text:span text:style-name="T1">Biele stromy, veľké, vážn</text:span><text:span text:style-name="T7">é</text:span></text:p>
      <text:p text:style-name="P2"><text:span text:style-name="T1">v snežnom rade,</text:span></text:p>
      <text:p text:style-name="P53">či to končia</text:p>
      <text:p text:style-name="P53">všetky vášne</text:p>
      <text:p text:style-name="P53">v krutej zrade?</text:p>
      <text:p text:style-name="P20"><text:span text:style-name="T1"/></text:p>
      <text:p text:style-name="P20"><text:span text:style-name="T1">Husté lesy kosodrevia</text:span></text:p>
      <text:p text:style-name="P20"><text:span text:style-name="T1">blízko mračien,</text:span></text:p>
      <text:p text:style-name="P20"><text:span text:style-name="T1">za divokým</text:span></text:p>
      <text:p text:style-name="P20"><text:span text:style-name="T1">vaším žitím</text:span></text:p>
      <text:p text:style-name="P20"><text:span text:style-name="T1">dušou lačnie</text:span><text:span text:style-name="T2">m</text:span><text:span text:style-name="T1">!</text:span></text:p>
      <text:p text:style-name="P7"/>
      <text:p text:style-name="P10">Smelé víchre, nehrajte sa</text:p>
      <text:p text:style-name="P10">s tmavým lesom,</text:p>
      <text:p text:style-name="P10">čakám vás ja</text:p>
      <text:p text:style-name="P10">štyri noci</text:p>
      <text:p text:style-name="P7">nad útesom.</text:p>
      <text:p text:style-name="P10"/>
      <text:p text:style-name="P10">Hej, čakám vás, pošlite mi</text:p>
      <text:p text:style-name="P10">oblak sivý,</text:p>
      <text:p text:style-name="P10"><text:soft-page-break/>čo by sa naň</text:p>
      <text:p text:style-name="P1"><text:span text:style-name="T1">oči moje z</text:span><text:span text:style-name="T2">av</text:span><text:span text:style-name="T1">esily.</text:span></text:p>
      <text:p text:style-name="P7"/>
      <text:p text:style-name="P10">Ťažkým žiaľom oči moje</text:p>
      <text:p text:style-name="P10">vyhlodané,</text:p>
      <text:p text:style-name="P10">oblak sivý,</text:p>
      <text:p text:style-name="P10">mäkko polož</text:p>
      <text:p text:style-name="P10">v božie dlane.</text:p>
      <text:p text:style-name="P1"><text:span text:style-name="T1"/></text:p>
      <text:p text:style-name="P20"><text:span text:style-name="T2"/></text:p>
      <text:h text:style-name="P8" text:outline-level="2"><text:bookmark-start text:name="bookmark6"/>Pieseň.<text:bookmark-end text:name="bookmark6"/></text:h>
      <text:p text:style-name="P1"><text:span text:style-name="T2"/></text:p>
      <text:p text:style-name="P20"><text:span text:style-name="T2">Ne</text:span><text:span text:style-name="T1">plakaly oči moje</text:span></text:p>
      <text:p text:style-name="P20"><text:span text:style-name="T1">vo dne ani v noci,</text:span></text:p>
      <text:p text:style-name="P20"><text:span text:style-name="T1">len zatvrdly a nespaly</text:span></text:p>
      <text:p text:style-name="P20"><text:span text:style-name="T1">mnoho čiernych nocí.</text:span></text:p>
      <text:p text:style-name="P1"><text:span text:style-name="T2"/></text:p>
      <text:p text:style-name="P20"><text:span text:style-name="T2">Ne</text:span><text:span text:style-name="T1">spialy sa ruky moje,</text:span></text:p>
      <text:p text:style-name="P20"><text:span text:style-name="T1">pomoc neprosily,</text:span></text:p>
      <text:p text:style-name="P20"><text:span text:style-name="T1">len ovisly pozdĺž tela</text:span></text:p>
      <text:p text:style-name="P20"><text:span text:style-name="T1">bez vlády a sily.</text:span></text:p>
      <text:p text:style-name="P1"><text:span text:style-name="T1"/></text:p>
      <text:p text:style-name="P20"><text:span text:style-name="T1">Nezamrelo srdce moje</text:span></text:p>
      <text:p text:style-name="P20"><text:span text:style-name="T1">v zurážanej hrudi,</text:span></text:p>
      <text:p text:style-name="P20"><text:span text:style-name="T1">len sa vtiahlo do kútika</text:span></text:p>
      <text:p text:style-name="P20"><text:span text:style-name="T1">keď tušilo </text:span><text:span text:style-name="T3">ľ</text:span><text:span text:style-name="T1">udí.</text:span></text:p>
      <text:p text:style-name="P21"><text:span text:style-name="T2"/></text:p>
      <text:p text:style-name="P22"><text:soft-page-break/><text:span text:style-name="T2">Ne</text:span><text:span text:style-name="T1">kričaly ústa moje</text:span></text:p>
      <text:p text:style-name="P22"><text:span text:style-name="T1">o velikej trýzni,</text:span></text:p>
      <text:p text:style-name="P22"><text:span text:style-name="T1">len sa ticho spytoval</text:span><text:span text:style-name="T2">y</text:span><text:span text:style-name="T1">:</text:span></text:p>
      <text:p text:style-name="P22"><text:span text:style-name="T1">kde tie city zmizly. </text:span><text:span text:style-name="T8">—</text:span><text:span text:style-name="T12"> </text:span><text:span text:style-name="T1">-</text:span></text:p>
      <text:p text:style-name="P7"/>
      <text:p text:style-name="P7"/>
      <text:p text:style-name="P7">List.</text:p>
      <text:p text:style-name="P7"/>
      <text:p text:style-name="P10">Obláčik ľahký, biely,</text:p>
      <text:p text:style-name="P10">večerom prišiel do mojej cely.</text:p>
      <text:p text:style-name="P10">Sadol k váze pod kvety.</text:p>
      <text:p text:style-name="P20"><text:span text:style-name="T1">Tie v údive o</text:span><text:span text:style-name="T2">tv</text:span><text:span text:style-name="T1">o</text:span><text:span text:style-name="T2">ri</text:span><text:span text:style-name="T1">ly rety,</text:span></text:p>
      <text:p text:style-name="P20"><text:span text:style-name="T1">rozpustily si vlásky.</text:span></text:p>
      <text:p text:style-name="P7"/>
      <text:p text:style-name="P10">Obláčik ľahký, biely,</text:p>
      <text:p text:style-name="P10">potichu prišiel, v pokore celý.</text:p>
      <text:p text:style-name="P10">Zrosený bozkom litier</text:p>
      <text:p text:style-name="P10">z ďalekej diaľky pošepnúť prišiel</text:p>
      <text:p text:style-name="P10">čudesné slová lásky.</text:p>
      <text:p text:style-name="P16"/>
      <text:p text:style-name="P16"/>
      <text:p text:style-name="P7">Láska.</text:p>
      <text:p text:style-name="P1"><text:span text:style-name="T1"/></text:p>
      <text:p text:style-name="P20"><text:span text:style-name="T7">N</text:span><text:span text:style-name="T1">ap</text:span><text:span text:style-name="T2">í</text:span><text:span text:style-name="T1">sať literami hviezd</text:span></text:p>
      <text:p text:style-name="P20"><text:span text:style-name="T1">len slovo v oblohy oko!</text:span></text:p>
      <text:p text:style-name="P20"><text:span text:style-name="T1">Napísať mocne, vysoko,</text:span></text:p>
      <text:p text:style-name="P20"><text:span text:style-name="T1">aby ho nikto nemohol sniesť.</text:span></text:p>
      <text:p text:style-name="P7"><text:soft-page-break/></text:p>
      <text:p text:style-name="P10">Aby večne bolo čisté,</text:p>
      <text:p text:style-name="P10">nepadlo v priepasti blata —</text:p>
      <text:p text:style-name="P10">napísať literou zlata</text:p>
      <text:p text:style-name="P10">v diaľavy, výšky striebristé:</text:p>
      <text:p text:style-name="P7"/>
      <text:p text:style-name="P7">Milujem!</text:p>
      <text:h text:style-name="P8" text:outline-level="2"/>
      <text:h text:style-name="P8" text:outline-level="2"/>
      <text:h text:style-name="P8" text:outline-level="2"><text:bookmark-start text:name="bookmark8"/>Z večera.<text:bookmark-end text:name="bookmark8"/></text:h>
      <text:p text:style-name="P1"><text:span text:style-name="T1"/></text:p>
      <text:p text:style-name="P20"><text:span text:style-name="T7">B</text:span><text:span text:style-name="T1">o</text:span><text:span text:style-name="T2">jím</text:span><text:span text:style-name="T1"> sa večera!</text:span></text:p>
      <text:p text:style-name="P20"><text:span text:style-name="T1">Večer vždy zdá sa mi,</text:span></text:p>
      <text:p text:style-name="P20"><text:span text:style-name="T1">že tam — poblíž dverí</text:span></text:p>
      <text:p text:style-name="P20"><text:span text:style-name="T1">zuby na mňa cerí,</text:span></text:p>
      <text:p text:style-name="P20"><text:span text:style-name="T1">ohňom oka mámi,</text:span></text:p>
      <text:p text:style-name="P20"><text:span text:style-name="T1">strnul</text:span><text:span text:style-name="T3">e</text:span><text:span text:style-name="T1"> pozerá.</text:span></text:p>
      <text:p text:style-name="P31"/>
      <text:p text:style-name="P35">Bojím sa večera.</text:p>
      <text:p text:style-name="P35">Podvečer prichodí.</text:p>
      <text:p text:style-name="P35">V užaslom trude</text:p>
      <text:p text:style-name="P35">len čakám, čo bude —</text:p>
      <text:p text:style-name="P35">kým vyjde na schody,</text:p>
      <text:p text:style-name="P35">pot s čela si stiera.</text:p>
      <text:p text:style-name="P31"/>
      <text:p text:style-name="P35">Bojím sa večera.</text:p>
      <text:p text:style-name="P35">Mladosť vo mne volá,</text:p>
      <text:p text:style-name="P35"><text:soft-page-break/>ale drží — Ona!</text:p>
      <text:p text:style-name="P10">Pod klopom jej zvona</text:p>
      <text:p text:style-name="P10">darmo — nič nezdolá.</text:p>
      <text:p text:style-name="P10">Hrozná to príšera.</text:p>
      <text:p text:style-name="P31">Bojím sa večera.</text:p>
      <text:p text:style-name="P1"><text:span text:style-name="T1">Bojím sa večer</text:span><text:span text:style-name="T2">a</text:span><text:span text:style-name="T1">!</text:span></text:p>
      <text:h text:style-name="P8" text:outline-level="2"/>
      <text:h text:style-name="P8" text:outline-level="2"/>
      <text:h text:style-name="P8" text:outline-level="2"><text:bookmark-start text:name="bookmark10"/>Balada o hre slnka a vetra.<text:bookmark-end text:name="bookmark10"/></text:h>
      <text:p text:style-name="P31"/>
      <text:p text:style-name="P35">Hralo sa slnko,</text:p>
      <text:p text:style-name="P35">ružové slnko,</text:p>
      <text:p text:style-name="P35">so zlatou kaderou</text:p>
      <text:p text:style-name="P35">na mladom čele.</text:p>
      <text:p text:style-name="P31"/>
      <text:p text:style-name="P35">Prihnal sa vietor,</text:p>
      <text:p text:style-name="P35">jesenný vietor.</text:p>
      <text:p text:style-name="P4"><text:span text:style-name="T1"/></text:p>
      <text:p text:style-name="P40"><text:span text:style-name="T1">So zlatou kaderou</text:span></text:p>
      <text:p text:style-name="P40"><text:span text:style-name="T1">zatančil tanec,</text:span></text:p>
      <text:p text:style-name="P40"><text:span text:style-name="T1">bláznivý tane</text:span><text:span text:style-name="T2">c:</text:span></text:p>
      <text:p text:style-name="P40"><text:span text:style-name="T1">rozkoše hru.</text:span></text:p>
      <text:p text:style-name="P4"><text:span text:style-name="T1"/></text:p>
      <text:p text:style-name="P40"><text:span text:style-name="T1">Hľadely kvety</text:span></text:p>
      <text:p text:style-name="P40"><text:span text:style-name="T1">— povädl</text:span><text:span text:style-name="T2">é</text:span><text:span text:style-name="T1"> kvety —</text:span></text:p>
      <text:p text:style-name="P40"><text:span text:style-name="T1">so smútkom na tú</text:span></text:p>
      <text:p text:style-name="P40"><text:span text:style-name="T1">veselú hru.</text:span></text:p>
      <text:p text:style-name="P10"><text:soft-page-break/></text:p>
      <text:p text:style-name="P10">Zapadlo slnko —</text:p>
      <text:p text:style-name="P10">ustal i vietor.</text:p>
      <text:p text:style-name="P7"/>
      <text:p text:style-name="P10">Na mladom čele</text:p>
      <text:p text:style-name="P10">zlatistú kader</text:p>
      <text:p text:style-name="P10">pretkala nitka</text:p>
      <text:p text:style-name="P10">babieho leta.</text:p>
      <text:p text:style-name="P1"><text:span text:style-name="T1"/></text:p>
      <text:p text:style-name="P20"><text:span text:style-name="T1">Tak bez súcitu</text:span></text:p>
      <text:p text:style-name="P20"><text:span text:style-name="T1">do noci svietia</text:span></text:p>
      <text:p text:style-name="P20"><text:span text:style-name="T1">vychladlé svetlá</text:span></text:p>
      <text:p text:style-name="P20"><text:span text:style-name="T1">veľkých triezvych hviez</text:span><text:span text:style-name="T2">d</text:span><text:span text:style-name="T1">!</text:span></text:p>
      <text:p text:style-name="P1"><text:span text:style-name="T1"/></text:p>
      <text:p text:style-name="P20"><text:span text:style-name="T1">Videly krivdu</text:span></text:p>
      <text:p text:style-name="P20"><text:span text:style-name="T1">i pohan</text:span><text:span text:style-name="T2">u</text:span><text:span text:style-name="T1">....</text:span></text:p>
      <text:p text:style-name="P1"><text:span text:style-name="T1"/></text:p>
      <text:p text:style-name="P20"><text:span text:style-name="T1">Vášnivé bozky</text:span></text:p>
      <text:p text:style-name="P20"><text:span text:style-name="T1">zo zlatých vlasov</text:span></text:p>
      <text:p text:style-name="P20"><text:span text:style-name="T1">kedy vyvanú?</text:span></text:p>
      <text:p text:style-name="P7"/>
      <text:p text:style-name="P16"/>
      <text:p text:style-name="P31">Západ marcového slnka.</text:p>
      <text:p text:style-name="P7"/>
      <text:p text:style-name="P7"><text:span text:style-name="T15">H</text:span>rsť lúčov vytrysklo</text:p>
      <text:p text:style-name="P10">ponad snežnými horami</text:p>
      <text:p text:style-name="P10">ako krv z rozťatej rany.</text:p>
      <text:p text:style-name="P1"><text:soft-page-break/><text:span text:style-name="T1"/></text:p>
      <text:p text:style-name="P20"><text:span text:style-name="T1">V doline sa chvely brezy,</text:span></text:p>
      <text:p text:style-name="P20"><text:span text:style-name="T1">stúlily hlavy dovedna</text:span></text:p>
      <text:p text:style-name="P20"><text:span text:style-name="T1">a pri chodníku posledná</text:span></text:p>
      <text:p text:style-name="P20"><text:span text:style-name="T1">z veľkej rodiny</text:span></text:p>
      <text:p text:style-name="P7">šumela jedľa stonavým hlasom.</text:p>
      <text:p text:style-name="P7"/>
      <text:p text:style-name="P10">K jej nohám ľahol si úlisný lišajník</text:p>
      <text:p text:style-name="P10">s vytrvalou láskou.</text:p>
      <text:p text:style-name="P10">Bôľom voňala</text:p>
      <text:p text:style-name="P10">roľa zoraná.</text:p>
      <text:p text:style-name="P7"/>
      <text:p text:style-name="P10">Po brázdach slnko rozlialo lúče,</text:p>
      <text:p text:style-name="P10">objalo hrudy do náruče</text:p>
      <text:p text:style-name="P10">s velikým požehnaním.</text:p>
      <text:p text:style-name="P7"/>
      <text:p text:style-name="P7">A zavolalo do mladého kraja.</text:p>
      <text:p text:style-name="P50"><text:span text:style-name="T1"/></text:p>
      <text:p text:style-name="P51"><text:span text:style-name="T1">Stáli sme pod chorou jedľou</text:span></text:p>
      <text:p text:style-name="P51"><text:span text:style-name="T1">— vyhnaní z ra</text:span><text:span text:style-name="T2">j</text:span><text:span text:style-name="T1">a —</text:span></text:p>
      <text:p text:style-name="P51"><text:span text:style-name="T1">Slnko nám pozrelo široko do zorníc</text:span></text:p>
      <text:p text:style-name="P46"><text:span text:style-name="T1">— sklopili sme oči. —</text:span></text:p>
      <text:p text:style-name="P10"/>
      <text:p text:style-name="P10">Prešlo sa brázdami zčernelých orníc,</text:p>
      <text:p text:style-name="P10">zm<text:span text:style-name="T15">ĺ</text:span>klo a padlo</text:p>
      <text:p text:style-name="P10">na temeno hory</text:p>
      <text:p text:style-name="P10">sťa chlapček chorý</text:p>
      <text:h text:style-name="P9" text:outline-level="2"><text:soft-page-break/>na prsia matky.</text:h>
      <text:h text:style-name="P9" text:outline-level="2"/>
      <text:h text:style-name="P9" text:outline-level="2"/>
      <text:h text:style-name="P9" text:outline-level="2"><text:bookmark-start text:name="bookmark12"/>Sekera v lese<text:bookmark-end text:name="bookmark12"/></text:h>
      <text:h text:style-name="P8" text:outline-level="2"><text:bookmark-start text:name="bookmark14"/><text:bookmark-end text:name="bookmark14"/></text:h>
      <text:p text:style-name="P20"><text:span text:style-name="T1">Náš les, veselý, voňavý, šumiaci les,</text:span></text:p>
      <text:p text:style-name="P20"><text:span text:style-name="T1">do štvorcov m</text:span><text:span text:style-name="T3">r</text:span><text:span text:style-name="T1">tvoln</text:span><text:span text:style-name="T3">e</text:span><text:span text:style-name="T1"> bielych srúcal</text:span><text:span text:style-name="T2">i</text:span><text:span text:style-name="T1">.</text:span></text:p>
      <text:p text:style-name="P20"><text:span text:style-name="T1">Keď sme sa k večeru šli spolu prejsť —</text:span></text:p>
      <text:p text:style-name="P20"><text:span text:style-name="T1">halúzky pod nohou krvácaly..</text:span></text:p>
      <text:p text:style-name="P7"/>
      <text:p text:style-name="P10">Stíchla posledná sekera —</text:p>
      <text:p text:style-name="P10">smutným sa očiam vyškiera</text:p>
      <text:p text:style-name="P10">holá pláň.</text:p>
      <text:p text:style-name="P7"/>
      <text:p text:style-name="P10">Prešli sme mŕtvym po<text:span text:style-name="T15">ľ</text:span>om</text:p>
      <text:p text:style-name="P10">s velikým bôľom.</text:p>
      <text:p text:style-name="P7">Ruky ochladly a stvrdla dlaň.</text:p>
      <text:p text:style-name="P1"><text:span text:style-name="T1"/></text:p>
      <text:p text:style-name="P20"><text:span text:style-name="T1">Bez šepotu stromov</text:span></text:p>
      <text:p text:style-name="P20"><text:span text:style-name="T1">vrátili sme sa domov</text:span></text:p>
      <text:p text:style-name="P20"><text:span text:style-name="T1">smutní a ustat</text:span><text:span text:style-name="T2">í</text:span><text:span text:style-name="T1">...</text:span></text:p>
      <text:p text:style-name="P7"/>
      <text:p text:style-name="P7"/>
      <text:p text:style-name="P10">Horniaky.</text:p>
      <text:p text:style-name="P10"/>
      <text:p text:style-name="P10">Pred každou dedinou kríž.</text:p>
      <text:p text:style-name="P10">Za každou dedinou kríže.</text:p>
      <text:p text:style-name="P10"><text:soft-page-break/>Okolo biedne polia</text:p>
      <text:p text:style-name="P10">a zôkol hory hučia.</text:p>
      <text:p text:style-name="P7"/>
      <text:p text:style-name="P10">Pred dedinou »u božích múk«</text:p>
      <text:p text:style-name="P10">dievča si milého vymodlieva.</text:p>
      <text:p text:style-name="P20"><text:span text:style-name="T1">Vrylo dvo</text:span><text:span text:style-name="T2">je</text:span><text:span text:style-name="T1"> svalnatých rúk</text:span></text:p>
      <text:p text:style-name="P20"><text:span text:style-name="T1">do nahnitého dreva.</text:span></text:p>
      <text:p text:style-name="P7"/>
      <text:p text:style-name="P10">A za dedinou na pahorku</text:p>
      <text:p text:style-name="P10">drevené kríže — tich<text:span text:style-name="T15">ô</text:span> pole.</text:p>
      <text:p text:style-name="P10">Kde-tu starec ošumelý,</text:p>
      <text:p text:style-name="P10">smútočné vŕby, topole..</text:p>
      <text:p text:style-name="P46"/>
      <text:p text:style-name="P47">Samé sa v chalupách tmolia</text:p>
      <text:p text:style-name="P47">umastené deti.</text:p>
      <text:p text:style-name="P10">Do úpadu chlapi a ženy</text:p>
      <text:p text:style-name="P10">obrábajú polia.</text:p>
      <text:p text:style-name="P7"/>
      <text:p text:style-name="P10">A z všetkej lopoty zbudne</text:p>
      <text:p text:style-name="P10">na sporý kúsok chleba,</text:p>
      <text:p text:style-name="P10">v zime na čiašku čaju,</text:p>
      <text:p text:style-name="P1"><text:span text:style-name="T1"/></text:p>
      <text:p text:style-name="P10">na stužku pre milú,</text:p>
      <text:p text:style-name="P10">pre milého pierko</text:p>
      <text:p text:style-name="P10">z lásky a z obyčaju.</text:p>
      <text:p text:style-name="P10"/>
      <text:p text:style-name="P13"><text:span text:style-name="T16">— — — —</text:span></text:p>
      <text:p text:style-name="P23"><text:soft-page-break/><text:span text:style-name="T1"/></text:p>
      <text:p text:style-name="P24"><text:span text:style-name="T1">Keby som bola dedinské zdravé dievča —</text:span></text:p>
      <text:p text:style-name="P24"><text:span text:style-name="T1">sp</text:span><text:span text:style-name="T7">ä</text:span><text:span text:style-name="T1">la by dvoje rúk</text:span></text:p>
      <text:p text:style-name="P24"><text:span text:style-name="T1">a vymodlila by si ja šuhaj</text:span><text:span text:style-name="T7">a </text:span><text:span text:style-name="T8">— — —</text:span></text:p>
      <text:p text:style-name="P24"><text:span text:style-name="T1">pred krížom na vŕšku</text:span></text:p>
      <text:p text:style-name="P1"><text:span text:style-name="T1">»u božích múk....</text:span><text:span text:style-name="T2">«</text:span></text:p>
      <text:h text:style-name="P8" text:outline-level="2"/>
      <text:h text:style-name="P8" text:outline-level="2"/>
      <text:h text:style-name="P8" text:outline-level="2"><text:bookmark-start text:name="bookmark16"/>V marci:<text:bookmark-end text:name="bookmark16"/></text:h>
      <text:p text:style-name="P7"/>
      <text:p text:style-name="P10"><text:span text:style-name="T15">Z</text:span>o štedrej ruky</text:p>
      <text:p text:style-name="P10">kus holej zeme</text:p>
      <text:p text:style-name="P10">podáva jaro —</text:p>
      <text:p text:style-name="P7">Vezmeme?</text:p>
      <text:p text:style-name="P1"><text:span text:style-name="T1"/></text:p>
      <text:p text:style-name="P1"><text:span text:style-name="T1">Ž</text:span><text:span text:style-name="T2">i</text:span><text:span text:style-name="T1">ť život — je veľká zodpovednosť. —</text:span></text:p>
      <text:p text:style-name="P55"><text:span text:style-name="T1"/></text:p>
      <text:p text:style-name="P55"><text:span text:style-name="T1">Milý môj, vezmi pluh a o</text:span><text:span text:style-name="T2">r</text:span><text:span text:style-name="T1">!</text:span></text:p>
      <text:p text:style-name="P20"><text:span text:style-name="T1">Kus čiernej zeme</text:span></text:p>
      <text:p text:style-name="P20"><text:span text:style-name="T1">zorať zvládzeme.</text:span></text:p>
      <text:p text:style-name="P20"><text:span text:style-name="T1">Keď príde aj úhor,</text:span></text:p>
      <text:p text:style-name="P20"><text:span text:style-name="T1">tvrdý, ťažký úhor,</text:span></text:p>
      <text:p text:style-name="P20"><text:span text:style-name="T1">ty budeš ustatý —</text:span></text:p>
      <text:p text:style-name="P20"><text:span text:style-name="T1">staneš na úvrati,</text:span></text:p>
      <text:p text:style-name="P20"><text:span text:style-name="T1">prevezmem pluh a tvrdú zem</text:span></text:p>
      <text:p text:style-name="P20"><text:span text:style-name="T1">v kyprú dooriem prsť.</text:span></text:p>
      <text:p text:style-name="P1"><text:span text:style-name="T1"/></text:p>
      <text:p text:style-name="P20"><text:soft-page-break/><text:span text:style-name="T1">Vyor brázdu hlbokú, rovnú,</text:span></text:p>
      <text:p text:style-name="P20"><text:span text:style-name="T1">ja vsypem do nej zŕn skromnú,</text:span></text:p>
      <text:p text:style-name="P20"><text:span text:style-name="T1">ale ťažkú hrsť.</text:span></text:p>
      <text:p text:style-name="P7"/>
      <text:p text:style-name="P10">S výdychom zoranej zeme</text:p>
      <text:p text:style-name="P10">modliť sa budeme</text:p>
      <text:p text:style-name="P10">za úrodu hojnú.</text:p>
      <text:p text:style-name="P10"/>
      <text:p text:style-name="P10"/>
      <text:h text:style-name="P18" text:outline-level="2"><text:bookmark-start text:name="bookmark18"/><text:span text:style-name="T1">Ji</text:span><text:span text:style-name="T3">ř</text:span><text:span text:style-name="T1">ímu Wolker</text:span><text:span text:style-name="T2">ov</text:span><text:span text:style-name="T1">i.</text:span><text:bookmark-end text:name="bookmark18"/></text:h>
      <text:p text:style-name="P1"><text:span text:style-name="T1"/></text:p>
      <text:p text:style-name="P20"><text:span text:style-name="T1">Sedem dní </text:span><text:span text:style-name="T2">Tv</text:span><text:span text:style-name="T1">o</text:span><text:span text:style-name="T2">ji</text:span><text:span text:style-name="T1">mi stopami</text:span></text:p>
      <text:p text:style-name="P20"><text:span text:style-name="T1">po lese blúdim</text:span></text:p>
      <text:p text:style-name="P10">A sedem nocí do lesa svietim</text:p>
      <text:p text:style-name="P10">myšlienkou na Teba.</text:p>
      <text:p text:style-name="P7"/>
      <text:p text:style-name="P10">Hory sú tvrdé a priepasť nemá</text:p>
      <text:p text:style-name="P10">je ako žena,</text:p>
      <text:p text:style-name="P10">ktorej sa z lásky dieťatko biele</text:p>
      <text:p text:style-name="P10">narodiť nemá..</text:p>
      <text:p text:style-name="P7"/>
      <text:p text:style-name="P10">V haluziach stromov víchor sviští tak,</text:p>
      <text:p text:style-name="P10">ako v Tvojej hrudi</text:p>
      <text:p text:style-name="P10">keď sa ráno budí</text:p>
      <text:p text:style-name="P10">chorý vták.</text:p>
      <text:p text:style-name="P13"><text:span text:style-name="T16">— — — —</text:span></text:p>
      <text:p text:style-name="P7"/>
      <text:p text:style-name="P10"><text:soft-page-break/>K Tvojim trom jedliciam</text:p>
      <text:p text:style-name="P10">na holej vývrati</text:p>
      <text:p text:style-name="P10">pôjdem slúžiť trúchlu panichidu</text:p>
      <text:p text:style-name="P49"><text:span text:style-name="T16">— — —</text:span></text:p>
      <text:p text:style-name="P51"><text:span text:style-name="T1">Ťažká pieseň vtáka v hrudi zmĺkla T</text:span><text:span text:style-name="T2">i</text:span><text:span text:style-name="T1">..</text:span></text:p>
      <text:p text:style-name="P51"><text:span text:style-name="T1">— Kliatba odveká —</text:span></text:p>
      <text:p text:style-name="P10">A lesy ďalej šumia</text:p>
      <text:p text:style-name="P10">a ďalej nenávidí</text:p>
      <text:p text:style-name="P10">človek — človeka!</text:p>
      <text:p text:style-name="P16"/>
      <text:p text:style-name="P16"/>
      <text:p text:style-name="P1"><text:span text:style-name="T3">Za</text:span><text:span text:style-name="T1"> Dušanom Kardossom</text:span><text:span text:style-name="T2">.</text:span></text:p>
      <text:p text:style-name="P7"/>
      <text:p text:style-name="P11"><text:span text:style-name="T17">M</text:span>al srdce veselé</text:p>
      <text:p text:style-name="P11">a hrdý pohľad hôr</text:p>
      <text:p text:style-name="P11">a krýdla z ocele.</text:p>
      <text:p text:style-name="P7"/>
      <text:p text:style-name="P7">Mladý biely sokol</text:p>
      <text:p text:style-name="P29"><text:span text:style-name="T1">vyletel na topoľ.</text:span></text:p>
      <text:p text:style-name="P25"><text:span text:style-name="T1">Pod Chočom hrd</text:span><text:span text:style-name="T4">e</text:span><text:span text:style-name="T1"> si</text:span></text:p>
      <text:p text:style-name="P25"><text:span text:style-name="T1">povystrel krýdla.</text:span></text:p>
      <text:p text:style-name="P26"><text:span text:style-name="T1"/></text:p>
      <text:p text:style-name="P27"><text:span text:style-name="T1">Supi ho videli,</text:span></text:p>
      <text:p text:style-name="P27"><text:span text:style-name="T1">Supi závideli</text:span></text:p>
      <text:p text:style-name="P27"><text:span text:style-name="T1">to srdce veselé</text:span><text:span text:style-name="T2"> </text:span><text:span text:style-name="T9">— —</text:span></text:p>
      <text:p text:style-name="P27"><text:span text:style-name="T1">tie krýdla z ocele..</text:span></text:p>
      <text:p text:style-name="P1"><text:span text:style-name="T1"/></text:p>
      <text:p text:style-name="P25"><text:soft-page-break/><text:span text:style-name="T1">Napadli sokola </text:span><text:span text:style-name="T2">—</text:span></text:p>
      <text:p text:style-name="P25"><text:span text:style-name="T1">vyslali do boja.</text:span></text:p>
      <text:p text:style-name="P14"><text:span text:style-name="T16">— — — — —</text:span></text:p>
      <text:p text:style-name="P14"><text:span text:style-name="T16">— — — — —</text:span></text:p>
      <text:p text:style-name="P14"><text:span text:style-name="T16"/></text:p>
      <text:p text:style-name="P25"><text:span text:style-name="T1">Poľská zem zo srdca</text:span></text:p>
      <text:p text:style-name="P25"><text:span text:style-name="T1">slovenské piesne mu</text:span></text:p>
      <text:p text:style-name="P25"><text:span text:style-name="T1">dávno už dopil</text:span><text:span text:style-name="T2">a....</text:span></text:p>
      <text:p text:style-name="P14"><text:span text:style-name="T16">— — — — — — — — — —</text:span></text:p>
      <text:p text:style-name="P7">Ťažko sa sloboda rodila...</text:p>
      <text:p text:style-name="P1"><text:span text:style-name="T2"/></text:p>
      <text:p text:style-name="P1"><text:span text:style-name="T2"/></text:p>
      <text:p text:style-name="P29"><text:span text:style-name="T2">Z kancionálu</text:span></text:p>
      <text:p text:style-name="P29"><text:span text:style-name="T2"/></text:p>
      <text:h text:style-name="P32" text:outline-level="2"><text:bookmark-start text:name="bookmark20"/>Riadok z kancionála.<text:bookmark-end text:name="bookmark20"/></text:h>
      <text:p text:style-name="P1"><text:span text:style-name="T2"/></text:p>
      <text:p text:style-name="P25"><text:span text:style-name="T2">Z</text:span><text:span text:style-name="T1"> bibliot</text:span><text:span text:style-name="T13">e</text:span><text:span text:style-name="T1">ky kancionál čierny</text:span></text:p>
      <text:p text:style-name="P25"><text:span text:style-name="T1">prečo mi až dnes do oka padol?</text:span></text:p>
      <text:p text:style-name="P25"><text:span text:style-name="T1">Kedysi matkin druh bol verný,</text:span></text:p>
      <text:p text:style-name="P25"><text:span text:style-name="T1">dnes? H</text:span><text:span text:style-name="T4">ľ</text:span><text:span text:style-name="T1">a, kalichom obrátený nadol,</text:span></text:p>
      <text:p text:style-name="P25"><text:span text:style-name="T1">zabudnutý, zapadol prachom..</text:span></text:p>
      <text:p text:style-name="P7"/>
      <text:p text:style-name="P11">Výčitku hovorí, výčitka nemá</text:p>
      <text:p text:style-name="P11">farbí mi líca horúcim nachom..</text:p>
      <text:p text:style-name="P11">že súcitu s ním nikto už nemá,</text:p>
      <text:p text:style-name="P11">starý že je, rozodraný.</text:p>
      <text:p text:style-name="P7">Na čiernych doskách čas vypálil rany.</text:p>
      <text:p text:style-name="P7"><text:soft-page-break/></text:p>
      <text:p text:style-name="P11">I zlatorezba kalicha</text:p>
      <text:p text:style-name="P11">akosi smutne zaniká.</text:p>
      <text:p text:style-name="P1"><text:span text:style-name="T1"/></text:p>
      <text:p text:style-name="P25"><text:span text:style-name="T1">Až dnes. Dnes kajúcou ho rukou hladím,</text:span></text:p>
      <text:p text:style-name="P25"><text:span text:style-name="T1">nechávam, nech sám sa pootvorí</text:span></text:p>
      <text:p text:style-name="P25"><text:span text:style-name="T1">na stránke starej, sošl</text:span><text:span text:style-name="T2">ej.</text:span></text:p>
      <text:p text:style-name="P7">Na tú hľadím</text:p>
      <text:p text:style-name="P7">a žltý list mi tíško hovorí....</text:p>
      <text:p text:style-name="P7"/>
      <text:p text:style-name="P11">Dotyk rúk matkiných dosiaľ v ňom živý.</text:p>
      <text:p text:style-name="P25"><text:span text:style-name="T1">Jej oko hľadí na mňa z šedivých riadkov.</text:span></text:p>
      <text:p text:style-name="P11">A najmä jeden, celkom už sivý</text:p>
      <text:p text:style-name="P11">od slzy možno, do duše vrýva sa</text:p>
      <text:p text:style-name="P11">výmluvnou rečou krátkou..</text:p>
      <text:p text:style-name="P46"/>
      <text:p text:style-name="P46">Sila v ňom veľká a krása!</text:p>
      <text:p text:style-name="P46">Posvätila ho matkina neha:</text:p>
      <text:p text:style-name="P5"><text:span text:style-name="T1"/></text:p>
      <text:p text:style-name="P5"><text:span text:style-name="T1">»Kdo jen na Boha se spoléhá...</text:span><text:span text:style-name="T2">..«</text:span></text:p>
      <text:p text:style-name="P1"><text:span text:style-name="T2"/></text:p>
      <text:p text:style-name="P1"><text:span text:style-name="T2"/></text:p>
      <text:p text:style-name="P1"><text:span text:style-name="T2">Z</text:span><text:span text:style-name="T1"> knihy žalmov.</text:span></text:p>
      <text:p text:style-name="P1"><text:span text:style-name="T1"/></text:p>
      <text:p text:style-name="P25"><text:span text:style-name="T13">J</text:span><text:span text:style-name="T1">a stretla som sa s dušou mo</text:span><text:span text:style-name="T2">je</text:span><text:span text:style-name="T1">j matk</text:span><text:span text:style-name="T2">y</text:span><text:span text:style-name="T1">!</text:span></text:p>
      <text:p text:style-name="P25"><text:span text:style-name="T1">Raz náhodou, keď staré žalmy</text:span></text:p>
      <text:p text:style-name="P25"><text:span text:style-name="T1">samoty stesk do ruky dal mi</text:span></text:p>
      <text:p text:style-name="P25"><text:soft-page-break/><text:span text:style-name="T1">a žltá stuha ukázala riadky</text:span></text:p>
      <text:p text:style-name="P25"><text:span text:style-name="T1">poznačené trasúcou sa rukou —</text:span></text:p>
      <text:p text:style-name="P25"><text:span text:style-name="T1">— čiara krivá. —</text:span></text:p>
      <text:p text:style-name="P1"><text:span text:style-name="T1"/></text:p>
      <text:p text:style-name="P25"><text:span text:style-name="T1">»Srdce čisté stwo</text:span><text:span text:style-name="T4">ř</text:span><text:span text:style-name="T1"> mi, ó Bože,</text:span></text:p>
      <text:p text:style-name="P25"><text:span text:style-name="T1">a ducha p</text:span><text:span text:style-name="T13">ř</text:span><text:span text:style-name="T2">í</text:span><text:span text:style-name="T1">mého obnow</text:span></text:p>
      <text:p text:style-name="P1"><text:span text:style-name="T1">u wnit</text:span><text:span text:style-name="T4">ř</text:span><text:span text:style-name="T1">nostech mých...«</text:span></text:p>
      <text:p text:style-name="P7"/>
      <text:p text:style-name="P7">Modlila sa!</text:p>
      <text:p text:style-name="P33"/>
      <text:p text:style-name="P34">Útržok listu, obálka, smutné dátum..</text:p>
      <text:p text:style-name="P34">Snáď nechala tak,</text:p>
      <text:p text:style-name="P34">mysliac si, že sa vráti</text:p>
      <text:p text:style-name="P34">k tým slovám ešte…</text:p>
      <text:p text:style-name="P34">a žltú stuhu vložila,</text:p>
      <text:p text:style-name="P34">by ľahšie mohla nájsť,</text:p>
      <text:p text:style-name="P34">hneď ako stranu obráti…..</text:p>
      <text:p text:style-name="P7"/>
      <text:p text:style-name="P7">Myslela, že sa vráti...!</text:p>
      <text:p text:style-name="P1"><text:span text:style-name="T1"/></text:p>
      <text:p text:style-name="P25"><text:span text:style-name="T1">Ale skutočnosť </text:span><text:span text:style-name="T2">ne</text:span><text:span text:style-name="T1">milostivá,</text:span></text:p>
      <text:p text:style-name="P25"><text:span text:style-name="T1">hovorí dátum na obálke</text:span></text:p>
      <text:p text:style-name="P25"><text:span text:style-name="T1">a čiara krivá.</text:span></text:p>
      <text:p text:style-name="P7"/>
      <text:p text:style-name="P11">Ruka už slabá bola</text:p>
      <text:p text:style-name="P11">a sila vôle nezdolá,</text:p>
      <text:p text:style-name="P11">prírody zákon železný.</text:p>
      <text:p text:style-name="P7"><text:soft-page-break/></text:p>
      <text:p text:style-name="P11">Nevrátila sa! Ostala obálka, útržky listu,</text:p>
      <text:p text:style-name="P11">daly sa poskladať v predstavu hmlistú,</text:p>
      <text:p text:style-name="P11">a žltá stuha, ktorá mi oči doviedla</text:p>
      <text:p text:style-name="P11">k pamiatkam drahým...</text:p>
      <text:p text:style-name="P7"/>
      <text:p text:style-name="P14"><text:span text:style-name="T16">— — —</text:span></text:p>
      <text:p text:style-name="P14"><text:span text:style-name="T16"/></text:p>
      <text:p text:style-name="P11">Tak stretla som sa s dušou mojej matky</text:p>
      <text:p text:style-name="P11">po dlhých rokoch v knihe žalmov.</text:p>
      <text:p text:style-name="P11">Poslednou jej modlitbou dávnou</text:p>
      <text:p text:style-name="P11">dýchla mi do duše lásky žeh sladký.</text:p>
      <text:p text:style-name="P7"/>
      <text:p text:style-name="P7"/>
      <text:p text:style-name="P7">Zo sanat<text:span text:style-name="T17">o</text:span>ria</text:p>
      <text:p text:style-name="P7"/>
      <text:h text:style-name="P8" text:outline-level="2"><text:bookmark-start text:name="bookmark22"/>Zo sanat<text:span text:style-name="T17">o</text:span>ria.<text:bookmark-end text:name="bookmark22"/></text:h>
      <text:p text:style-name="P31"/>
      <text:p text:style-name="P54">S balk<text:span text:style-name="T17">o</text:span>na, o poschodie nado mnou vyššie,</text:p>
      <text:p text:style-name="P54">chrapľavý ozýval sa kašeľ.</text:p>
      <text:p text:style-name="P41"><text:span text:style-name="T1">Najprv zúrivo, potom čím dia</text:span><text:span text:style-name="T2">ľ</text:span><text:span text:style-name="T1"> tichšie,</text:span></text:p>
      <text:p text:style-name="P41"><text:span text:style-name="T1">nakoniec v tichúčkych akordoch zašiel..</text:span></text:p>
      <text:p text:style-name="P4"><text:span text:style-name="T1"/></text:p>
      <text:p text:style-name="P41"><text:span text:style-name="T1">Neraz zakašľali sme v chmúrn</text:span><text:span text:style-name="T4">é</text:span><text:span text:style-name="T1"> dueto</text:span></text:p>
      <text:p text:style-name="P41"><text:span text:style-name="T1">s tým, čo vyššom ležal na balk</text:span><text:span text:style-name="T4">o</text:span><text:span text:style-name="T1">ne..</text:span></text:p>
      <text:p text:style-name="P41"><text:span text:style-name="T1">ale siné mraky prebiť — sily niet</text:span><text:span text:style-name="T2">o</text:span><text:span text:style-name="T1">!</text:span></text:p>
      <text:p text:style-name="P41"><text:span text:style-name="T1">Sotva doderie sa božej ku ikone</text:span></text:p>
      <text:p text:style-name="P41"><text:soft-page-break/><text:span text:style-name="T1">náš súzvuk kašľov dutých,</text:span></text:p>
      <text:p text:style-name="P41"><text:span text:style-name="T1">modlitba naš</text:span><text:span text:style-name="T2">a</text:span><text:span text:style-name="T1">..</text:span></text:p>
      <text:p text:style-name="P41"><text:span text:style-name="T1">Boh, zdá sa, nečuje šumieť to more</text:span></text:p>
      <text:p text:style-name="P41"><text:span text:style-name="T1">pokornej prosby.. k Nemu sa vznáša,</text:span></text:p>
      <text:p text:style-name="P41"><text:span text:style-name="T1">hore, hore..</text:span></text:p>
      <text:p text:style-name="P31">po rudej zore.</text:p>
      <text:p text:style-name="P31"/>
      <text:p text:style-name="P36">Za pošmúrneho rána jesene to bolo,</text:p>
      <text:p text:style-name="P36">v dueto sa nepripojil</text:p>
      <text:p text:style-name="P36">kašľom chrapľavým..</text:p>
      <text:p text:style-name="P31">Smutné sólo dralo sa hore len.</text:p>
      <text:p text:style-name="P41"><text:span text:style-name="T1">Čierne bolo nebo,</text:span></text:p>
      <text:p text:style-name="P41"><text:span text:style-name="T1">černejšia bola zem.</text:span></text:p>
      <text:p text:style-name="P4"><text:span text:style-name="T4"/></text:p>
      <text:p text:style-name="P41"><text:span text:style-name="T4">A</text:span><text:span text:style-name="T1"> vošiel lekár, vždy usmievavý,</text:span></text:p>
      <text:p text:style-name="P41"><text:span text:style-name="T1">pýtam sa ho, kde je?</text:span></text:p>
      <text:p text:style-name="P41"><text:span text:style-name="T1">Zrak jeho čosi čudného mi vraví,</text:span></text:p>
      <text:p text:style-name="P41"><text:span text:style-name="T1">no ret naučený milo sa pousmej</text:span><text:span text:style-name="T2">e</text:span><text:span text:style-name="T1">:</text:span></text:p>
      <text:p text:style-name="P4"><text:span text:style-name="T1"/></text:p>
      <text:p text:style-name="P41"><text:span text:style-name="T1">»</text:span><text:span text:style-name="T2">O</text:span><text:span text:style-name="T1">dišiel, odcestoval, súrna povinnosť to as</text:span><text:span text:style-name="T2">i..</text:span></text:p>
      <text:p text:style-name="P41"><text:span text:style-name="T1">on iste príde zpät,</text:span></text:p>
      <text:p text:style-name="P4"><text:span text:style-name="T1">keď povinnosti vyrovná s</text:span><text:span text:style-name="T2">i</text:span><text:span text:style-name="T1">..</text:span><text:span text:style-name="T2">«</text:span></text:p>
      <text:p text:style-name="P31"/>
      <text:p text:style-name="P36">Vďaka Vám, pán doktor, za šľachetnú lož,</text:p>
      <text:p text:style-name="P36">mne pravda väčšej je krásy.</text:p>
      <text:p text:style-name="P31">Myslíte, viac že bolí? Oj nie!</text:p>
      <text:p text:style-name="P31">Lož ostrejší má nôž.</text:p>
      <text:p text:style-name="P7"><text:soft-page-break/></text:p>
      <text:p text:style-name="P56"><text:span text:style-name="T1">Však i tak vďaka,</text:span></text:p>
      <text:p text:style-name="P56"><text:span text:style-name="T1">viem, čo čaká.</text:span></text:p>
      <text:p text:style-name="P56"><text:span text:style-name="T1">Tiež raz odcestujem, povinnosť nevyhnutná…</text:span></text:p>
      <text:p text:style-name="P56"><text:span text:style-name="T1">A vy poviete s usmievavým reto</text:span><text:span text:style-name="T2">m:</text:span></text:p>
      <text:p text:style-name="P4"><text:span text:style-name="T1">»</text:span><text:span text:style-name="T2">O</text:span><text:span text:style-name="T1">dišla, odcestovala, tá deva smutná</text:span></text:p>
      <text:p text:style-name="P41"><text:span text:style-name="T1">z izby číslo päť</text:span></text:p>
      <text:p text:style-name="P41"><text:span text:style-name="T1">no, azda príde zpät,</text:span></text:p>
      <text:p text:style-name="P41"><text:span text:style-name="T1">keď povinnosti vyrovná si..</text:span><text:span text:style-name="T2">«</text:span></text:p>
      <text:p text:style-name="P36">Však tak poviete asi?</text:p>
      <text:p text:style-name="P7"/>
      <text:p text:style-name="P7">Čo vám je, pán doktor?</text:p>
      <text:p text:style-name="P7">Vaše okuliare sú zarosené!</text:p>
      <text:p text:style-name="P11">Viem, ste človek srdca dobrého,</text:p>
      <text:p text:style-name="P11">ale tie vety tak obnosené</text:p>
      <text:p text:style-name="P11">nepovedzte, keď ja odcestujem…</text:p>
      <text:p text:style-name="P11">do domu nového...</text:p>
      <text:p text:style-name="P1"><text:span text:style-name="T1"/></text:p>
      <text:p text:style-name="P25"><text:span text:style-name="T1">Na bielu podušku, na moje l</text:span><text:span text:style-name="T4">o</text:span><text:span text:style-name="T1">že,</text:span></text:p>
      <text:p text:style-name="P25"><text:span text:style-name="T1">nehádže ktosi už klinčok mi rudý…</text:span></text:p>
      <text:p text:style-name="P25"><text:span text:style-name="T1">Nehádže, nemôže, ťažkej z pod hrudy..</text:span></text:p>
      <text:p text:style-name="P25"><text:span text:style-name="T1">Odcestoval..</text:span></text:p>
      <text:p text:style-name="P7">Bože! Ó, Bože!!!</text:p>
      <text:p text:style-name="P56"><text:span text:style-name="T13"/></text:p>
      <text:p text:style-name="P56"><text:span text:style-name="T2"/></text:p>
      <text:h text:style-name="P8" text:outline-level="2"><text:bookmark-start text:name="bookmark24"/>Ag<text:span text:style-name="T17">o</text:span>nia.<text:bookmark-end text:name="bookmark24"/></text:h>
      <text:p text:style-name="P7"/>
      <text:p text:style-name="P11"><text:soft-page-break/>Bielou izbou končí veliký svet.</text:p>
      <text:p text:style-name="P11">Na posteľ slnko príde posedieť,</text:p>
      <text:p text:style-name="P11">priateľské, zlaté.</text:p>
      <text:p text:style-name="P7"/>
      <text:p text:style-name="P11">Záclony, ruky milujúce,</text:p>
      <text:p text:style-name="P11">prepustia v izbu len teplé lúče,</text:p>
      <text:p text:style-name="P11">ružovo zhriate.</text:p>
      <text:p text:style-name="P7"/>
      <text:p text:style-name="P11">Hra svetla na stenách —</text:p>
      <text:p text:style-name="P11">spomienka detstva,</text:p>
      <text:p text:style-name="P11">milá a pestrá.</text:p>
      <text:p text:style-name="P11"/>
      <text:p text:style-name="P11">Pomaly vykĺznu oči dverami</text:p>
      <text:p text:style-name="P11">v zhýrené leto.</text:p>
      <text:p text:style-name="P1"><text:span text:style-name="T1"/></text:p>
      <text:p text:style-name="P1"><text:span text:style-name="T1">V tichu rastie srdc</text:span><text:span text:style-name="T2">e!</text:span></text:p>
      <text:p text:style-name="P12">Do štyroch stien sa nevmestí</text:p>
      <text:p text:style-name="P12">veľké srdce.</text:p>
      <text:p text:style-name="P46"/>
      <text:p text:style-name="P48">Prerazí múry. Rozrastie po hore,</text:p>
      <text:p text:style-name="P48">po lese, po stráni.</text:p>
      <text:p text:style-name="P12">Pri kríži zastane</text:p>
      <text:p text:style-name="P12">na smutnom rozcestí.</text:p>
      <text:p text:style-name="P7"/>
      <text:p text:style-name="P12">Bez bázne klesne do teplého machu,</text:p>
      <text:p text:style-name="P12">znavené, bez strachu,</text:p>
      <text:p text:style-name="P12">oddane.</text:p>
      <text:p text:style-name="P1"><text:soft-page-break/><text:span text:style-name="T1"/></text:p>
      <text:p text:style-name="P28"><text:span text:style-name="T1">Tichosť </text:span><text:span text:style-name="T2">je</text:span><text:span text:style-name="T1"> najkrajšia hudba,</text:span></text:p>
      <text:p text:style-name="P28"><text:span text:style-name="T1">tma najpestrejších farieb dúha,</text:span></text:p>
      <text:p text:style-name="P28"><text:span text:style-name="T1">smrť — najvernejšia sudba.</text:span></text:p>
      <text:p text:style-name="P1"><text:span text:style-name="T1"/></text:p>
      <text:p text:style-name="P1"><text:span text:style-name="T1"/></text:p>
      <text:h text:style-name="P32" text:outline-level="2"><text:bookmark-start text:name="bookmark26"/>Balada o klamných r<text:span text:style-name="T18">u</text:span>žiach.<text:bookmark-end text:name="bookmark26"/></text:h>
      <text:p text:style-name="P7"/>
      <text:p text:style-name="P12"><text:span text:style-name="T18">P</text:span>od večer rumeň zafarbila líca</text:p>
      <text:p text:style-name="P12">a okom šľahol záblesk plameňa.</text:p>
      <text:p text:style-name="P12">Pod večer bývala krásavica.</text:p>
      <text:p text:style-name="P1"><text:span text:style-name="T1"/></text:p>
      <text:p text:style-name="P28"><text:span text:style-name="T1">Cez deň smutná, znavená</text:span></text:p>
      <text:p text:style-name="P28"><text:span text:style-name="T1">hľadala útočiš</text:span><text:span text:style-name="T2">te,</text:span></text:p>
      <text:p text:style-name="P28"><text:span text:style-name="T1">kde zachytila by sa ruka slabá,</text:span></text:p>
      <text:p text:style-name="P28"><text:span text:style-name="T1">a oko lahodnej by našlo farby,</text:span></text:p>
      <text:p text:style-name="P28"><text:span text:style-name="T1">kde vôľa vzpružiť mohla by sa chabá</text:span></text:p>
      <text:p text:style-name="P28"><text:span text:style-name="T1">a teplý pohľad dal by</text:span></text:p>
      <text:p text:style-name="P28"><text:span text:style-name="T1">kto mal by oči čist</text:span><text:span text:style-name="T2">é</text:span><text:span text:style-name="T1">:</text:span></text:p>
      <text:p text:style-name="P28"><text:span text:style-name="T1">veľké je útočište —</text:span></text:p>
      <text:p text:style-name="P28"><text:span text:style-name="T1">v ňom pohľad jeden druha nájde si</text:span></text:p>
      <text:p text:style-name="P28"><text:span text:style-name="T1">hlboko kdesi</text:span></text:p>
      <text:p text:style-name="P28"><text:span text:style-name="T1">v príbuzných očiach.</text:span></text:p>
      <text:p text:style-name="P12"/>
      <text:p text:style-name="P12">Tak prešla dňom, sťa smutná kajúcnica.</text:p>
      <text:p text:style-name="P12">Tu kniha v ruke, tu práca drobná.</text:p>
      <text:p text:style-name="P12">A večer ticho priplazí sa</text:p>
      <text:p text:style-name="P12"><text:soft-page-break/>a na líca</text:p>
      <text:p text:style-name="P12">pod oči sadne ružička si zdobná..</text:p>
      <text:p text:style-name="P1"><text:span text:style-name="T1"/></text:p>
      <text:p text:style-name="P28"><text:span text:style-name="T1">Stromy už o blízkej jari šepocú v sade,</text:span></text:p>
      <text:p text:style-name="P28"><text:span text:style-name="T1">stíny sa objaté prechodia v záhrade,</text:span></text:p>
      <text:p text:style-name="P28"><text:span text:style-name="T1">vo vzduchu visí omamná ťažká láska,</text:span></text:p>
      <text:p text:style-name="P28"><text:span text:style-name="T1">dážď rosy trávu</text:span><text:span text:style-name="T2"> </text:span><text:span text:style-name="T1">bozky laská</text:span></text:p>
      <text:p text:style-name="P28"><text:span text:style-name="T1">až ju celú nimi zrosí —</text:span></text:p>
      <text:p text:style-name="P28"><text:span text:style-name="T1">ktosi smutným spevom prosí,</text:span></text:p>
      <text:p text:style-name="P28"><text:span text:style-name="T1">čo sa nikdy nevyplní —</text:span></text:p>
      <text:p text:style-name="P28"><text:span text:style-name="T1">pre ten purpur rudý, strmý,</text:span></text:p>
      <text:p text:style-name="P28"><text:span text:style-name="T1">čo sa s tvári bledej strže</text:span></text:p>
      <text:p text:style-name="P28"><text:span text:style-name="T1">dolu kĺže, dolu kĺže....</text:span></text:p>
      <text:p text:style-name="P1"><text:span text:style-name="T1"/></text:p>
      <text:p text:style-name="P28"><text:span text:style-name="T1">Hej, tak vždy pod večer,</text:span></text:p>
      <text:p text:style-name="P28"><text:span text:style-name="T1">kým lúče slnka</text:span><text:span text:style-name="T2"> </text:span><text:span text:style-name="T1">nezašly,</text:span></text:p>
      <text:p text:style-name="P28"><text:span text:style-name="T1">k obloku jej spievať chodil:</text:span></text:p>
      <text:p text:style-name="P28"><text:span text:style-name="T1">»...Anička... dušičk</text:span><text:span text:style-name="T2">a</text:span><text:span text:style-name="T1">... nekašl</text:span><text:span text:style-name="T2">i</text:span><text:span text:style-name="T1">...</text:span><text:span text:style-name="T2">«</text:span></text:p>
      <text:p text:style-name="P31"/>
      <text:p text:style-name="P37">Piesňou ju miluje,</text:p>
      <text:p text:style-name="P37">piesňou ju prosí,</text:p>
      <text:p text:style-name="P37">tlmočí zakríknuté city.</text:p>
      <text:p text:style-name="P37"><text:span text:style-name="T18">I </text:span>lásky akord nežný</text:p>
      <text:p text:style-name="P37">i bôľu výkrik skrytý</text:p>
      <text:p text:style-name="P37">v jednej je piesni.</text:p>
      <text:p text:style-name="P1"><text:span text:style-name="T1"/></text:p>
      <text:p text:style-name="P28"><text:span text:style-name="T1">Tie ruže večerné také sú krásn</text:span><text:span text:style-name="T2">é</text:span><text:span text:style-name="T1">!</text:span></text:p>
      <text:p text:style-name="P28"><text:soft-page-break/><text:span text:style-name="T1">Ruža, čo blčí na bielej tvári</text:span></text:p>
      <text:p text:style-name="P28"><text:span text:style-name="T1">večer sa zaž</text:span><text:span text:style-name="T2">íh</text:span><text:span text:style-name="T1">a, ráno hasne,</text:span></text:p>
      <text:p text:style-name="P28"><text:span text:style-name="T1">večer povzbudí</text:span><text:span text:style-name="T2">,</text:span><text:span text:style-name="T1"> ráno všetko zmarí —</text:span></text:p>
      <text:p text:style-name="P28"><text:span text:style-name="T1">krvavá ruža na bielej tvári...</text:span></text:p>
      <text:p text:style-name="P7"/>
      <text:p text:style-name="P12">A ruže klamaly</text:p>
      <text:p text:style-name="P12">Keď hasla nádej</text:p>
      <text:p text:style-name="P12">zaplály ony.</text:p>
      <text:p text:style-name="P12">Zaskvely sa hávom veľkých prepychov,<text:span text:style-name="T18">ň</text:span></text:p>
      <text:p text:style-name="P12">roztvorily kvety temnorudých kalichov,</text:p>
      <text:p text:style-name="P12">úsmevom si pod očima zastaly..</text:p>
      <text:p text:style-name="P12">čakaly...</text:p>
      <text:p text:style-name="P12">kým objala ich pieseň známa</text:p>
      <text:p text:style-name="P12">a zase zmizly bez stopy.. do šedého rána.</text:p>
      <text:p text:style-name="P7"/>
      <text:p text:style-name="P28"><text:span text:style-name="T1">Jedného večera sa n</text:span><text:span text:style-name="T2">ev</text:span><text:span text:style-name="T1">rátily.</text:span></text:p>
      <text:p text:style-name="P28"><text:span text:style-name="T1">Darmo ich čakali,</text:span></text:p>
      <text:p text:style-name="P28"><text:span text:style-name="T1">za nimi plakali,</text:span></text:p>
      <text:p text:style-name="P28"><text:span text:style-name="T1">odišly bez súcitu,</text:span></text:p>
      <text:p text:style-name="P28"><text:span text:style-name="T1">skryly sa do úkrytu</text:span></text:p>
      <text:p text:style-name="P28"><text:span text:style-name="T1">neznámej sluje..</text:span></text:p>
      <text:p text:style-name="P12"/>
      <text:p text:style-name="P12">Ktosi to neveril, do noci čakal,</text:p>
      <text:p text:style-name="P12">že prídu ešte, prídu, márne</text:p>
      <text:p text:style-name="P12">slovami krásnymi prosil ich, lákal.</text:p>
      <text:p text:style-name="P12">Prosily spolu i vône predjarné, —</text:p>
      <text:p text:style-name="P7">do hrude bolestne sa tisly.</text:p>
      <text:p text:style-name="P1"><text:soft-page-break/><text:span text:style-name="T1"/></text:p>
      <text:p text:style-name="P1"><text:span text:style-name="T1">Po stenách chmúrne chmáry ov</text:span><text:span text:style-name="T2">isly</text:span><text:span text:style-name="T1">.</text:span><text:span text:style-name="T2">.</text:span></text:p>
      <text:p text:style-name="P1"><text:span text:style-name="T1"/></text:p>
      <text:p text:style-name="P28"><text:span text:style-name="T1">Kým stíny posledné nezašly</text:span></text:p>
      <text:p text:style-name="P28"><text:span text:style-name="T1">spieval ktosi do noci —</text:span></text:p>
      <text:p text:style-name="P28"><text:span text:style-name="T1">opusten</text:span><text:span text:style-name="T2">ý</text:span><text:span text:style-name="T1">:</text:span></text:p>
      <text:p text:style-name="P1"><text:span text:style-name="T2">».</text:span><text:span text:style-name="T1">..Anička... Dušička... nekašli...</text:span><text:span text:style-name="T2">«</text:span></text:p>
      <text:p text:style-name="P1"><text:span text:style-name="T1"/></text:p>
      <text:p text:style-name="P7"/>
      <text:h text:style-name="P39" text:outline-level="2"><text:bookmark-start text:name="bookmark28"/><text:span text:style-name="T2">»</text:span><text:span text:style-name="T1">Bu</text:span><text:span text:style-name="T2">ď</text:span><text:span text:style-name="T1"> w</text:span><text:span text:style-name="T10">ů</text:span><text:span text:style-name="T1">le Twá«</text:span><text:bookmark-end text:name="bookmark28"/></text:h>
      <text:p text:style-name="P7"/>
      <text:p text:style-name="P7"><text:span text:style-name="T18">O</text:span>kolo hodiny štvrtej</text:p>
      <text:p text:style-name="P42"><text:span text:style-name="T1">na prvom poschodí budovy žltej</text:span></text:p>
      <text:p text:style-name="P42"><text:span text:style-name="T1">v izbičke číslo päťdesiatštyri</text:span></text:p>
      <text:p text:style-name="P42"><text:span text:style-name="T1">rozhodnúť má sa na bielej posteli</text:span></text:p>
      <text:p text:style-name="P42"><text:span text:style-name="T1">boj zasmušil</text:span><text:span text:style-name="T2">ý</text:span><text:span text:style-name="T1">..</text:span></text:p>
      <text:p text:style-name="P7"/>
      <text:p text:style-name="P7">Tak doktor povedal!</text:p>
      <text:p text:style-name="P31"/>
      <text:p text:style-name="P37">Rozhodnúť má sa, kto komu velí,</text:p>
      <text:p text:style-name="P37">či smrť životu, či život smrti...</text:p>
      <text:p text:style-name="P7"/>
      <text:p text:style-name="P7">Na veži odbily tri štvrti...</text:p>
      <text:p text:style-name="P31"/>
      <text:p text:style-name="P37">Pred veľkou budovou ktosi</text:p>
      <text:p text:style-name="P37">zúfalým pohľadom prosí</text:p>
      <text:p text:style-name="P37">ručičky hodín...</text:p>
      <text:p text:style-name="P7"><text:soft-page-break/></text:p>
      <text:p text:style-name="P7">Srdce si pritisol ku chladnej stene..</text:p>
      <text:p text:style-name="P7">Nemá už sily — nezastene..</text:p>
      <text:p text:style-name="P31">Ručička hodín letí....</text:p>
      <text:p text:style-name="P7"/>
      <text:p text:style-name="P7">Hore, tam, oblok tretí —</text:p>
      <text:p text:style-name="P1"><text:span text:style-name="T1"/></text:p>
      <text:p text:style-name="P1"><text:span text:style-name="T1">JED</text:span><text:span text:style-name="T2">NA</text:span><text:span text:style-name="T1"> -</text:span><text:span text:style-name="T2"> DV</text:span><text:span text:style-name="T1">E</text:span><text:span text:style-name="T2"> </text:span><text:span text:style-name="T1">—</text:span><text:span text:style-name="T2"> </text:span><text:span text:style-name="T1">TRI</text:span><text:span text:style-name="T2"> </text:span><text:span text:style-name="T1">— ŠTYRI -</text:span></text:p>
      <text:p text:style-name="P7"/>
      <text:p text:style-name="P7">údery štyri srdce zbily.</text:p>
      <text:p text:style-name="P43"><text:span text:style-name="T1"/></text:p>
      <text:p text:style-name="P44"><text:span text:style-name="T1">Teraz tam hore posledné sily</text:span></text:p>
      <text:p text:style-name="P44"><text:span text:style-name="T1">zvíťazia?</text:span><text:span text:style-name="T2"> </text:span><text:span text:style-name="T9">— — </text:span><text:span text:style-name="T1">Padnú?</text:span><text:span text:style-name="T2"> </text:span><text:span text:style-name="T9">— —</text:span></text:p>
      <text:p text:style-name="P7"/>
      <text:p text:style-name="P7">V ozvenu z druhej veže znova..</text:p>
      <text:p text:style-name="P31"/>
      <text:p text:style-name="P37">Zrazu tri slová, zaznané slová</text:p>
      <text:p text:style-name="P37">prenikly dušu hladnú</text:p>
      <text:p text:style-name="P1"><text:span text:style-name="T1"/></text:p>
      <text:p text:style-name="P28"><text:span text:style-name="T1">Na zbledlé sadly si pery</text:span></text:p>
      <text:p text:style-name="P28"><text:span text:style-name="T1">tri slová veľkej vier</text:span><text:span text:style-name="T2">y:</text:span></text:p>
      <text:p text:style-name="P4"><text:span text:style-name="T1"/></text:p>
      <text:p text:style-name="P4"><text:span text:style-name="T1">»Bu</text:span><text:span text:style-name="T2">ď</text:span><text:span text:style-name="T1"> w</text:span><text:span text:style-name="T11">ů</text:span><text:span text:style-name="T14">l</text:span><text:span text:style-name="T1">e Twá..</text:span><text:span text:style-name="T2">«</text:span></text:p>
      <text:p text:style-name="P7"/>
      <text:p text:style-name="P7">A vôľa stala sa svätá.</text:p>
      <text:h text:style-name="P8" text:outline-level="2"/>
      <text:h text:style-name="P15" text:outline-level="2">V izbičke číslo paťdesiatštyri</text:h>
      <text:h text:style-name="P15" text:outline-level="2"><text:soft-page-break/>posledné sily</text:h>
      <text:h text:style-name="P15" text:outline-level="2">V ťažkom boji zvíťazily!</text:h>
      <text:h text:style-name="P15" text:outline-level="2"/>
      <text:h text:style-name="P15" text:outline-level="2">Zvíťazily!</text:h>
      <text:h text:style-name="P15" text:outline-level="2"/>
      <text:h text:style-name="P15" text:outline-level="2"/>
      <text:h text:style-name="P8" text:outline-level="2"><text:bookmark-start text:name="bookmark30"/>Milému.<text:bookmark-end text:name="bookmark30"/></text:h>
      <text:h text:style-name="P8" text:outline-level="2"/>
      <text:p text:style-name="P42"><text:span text:style-name="T1">Ty </text:span><text:span text:style-name="T2">a</text:span><text:span text:style-name="T1"> ja</text:span></text:p>
      <text:p text:style-name="P42"><text:span text:style-name="T1">ja a ty</text:span></text:p>
      <text:p text:style-name="P42"><text:span text:style-name="T1">milý môj —</text:span></text:p>
      <text:p text:style-name="P42"><text:span text:style-name="T1">boli sme</text:span></text:p>
      <text:p text:style-name="P42"><text:span text:style-name="T1">bohatí</text:span></text:p>
      <text:p text:style-name="P31"/>
      <text:p text:style-name="P37">Ešte dnes</text:p>
      <text:p text:style-name="P37">dnes ešte</text:p>
      <text:p text:style-name="P37">obaja</text:p>
      <text:p text:style-name="P37">pôjdeme</text:p>
      <text:p text:style-name="P37">po ceste</text:p>
      <text:p text:style-name="P31"/>
      <text:p text:style-name="P37">a zajtr<text:span text:style-name="T18">á</text:span></text:p>
      <text:p text:style-name="P37">— zajtr<text:span text:style-name="T18">á</text:span>, hej,</text:p>
      <text:p text:style-name="P37">srdiečko</text:p>
      <text:p text:style-name="P37">prídeš vziať</text:p>
      <text:p text:style-name="P37">od milej...</text:p>
      <text:p text:style-name="P31"/>
      <text:p text:style-name="P37">Čakám ťa</text:p>
      <text:p text:style-name="P37"><text:soft-page-break/>u vrátok</text:p>
      <text:p text:style-name="P37">kde počal</text:p>
      <text:p text:style-name="P37">náš pekný</text:p>
      <text:p text:style-name="P37">začiatok —</text:p>
      <text:p text:style-name="P7"/>
      <text:p text:style-name="P12">nepoviem</text:p>
      <text:p text:style-name="P12">nikomu —</text:p>
      <text:p text:style-name="P12">že už k nám</text:p>
      <text:p text:style-name="P12">neprídeš</text:p>
      <text:p text:style-name="P12">do domu.</text:p>
      <text:p text:style-name="P1"><text:span text:style-name="T1"/></text:p>
      <text:p text:style-name="P1"><text:span text:style-name="T1"/></text:p>
      <text:p text:style-name="P30"><text:span text:style-name="T1">Epilog</text:span></text:p>
      <text:p text:style-name="P30"><text:span text:style-name="T1"/></text:p>
      <text:h text:style-name="P32" text:outline-level="2"><text:bookmark-start text:name="bookmark32"/>Legenda.<text:bookmark-end text:name="bookmark32"/></text:h>
      <text:p text:style-name="P7"/>
      <text:p text:style-name="P12">Od Gerlachu</text:p>
      <text:p text:style-name="P12">Pán Boh ide</text:p>
      <text:p text:style-name="P12">pod horou.</text:p>
      <text:p text:style-name="P12"/>
      <text:p text:style-name="P28"><text:span text:style-name="T1">Na kameni</text:span></text:p>
      <text:p text:style-name="P28"><text:span text:style-name="T1">čakám </text:span><text:span text:style-name="T2">Na</text:span><text:span text:style-name="T1">ňho</text:span></text:p>
      <text:p text:style-name="P28"><text:span text:style-name="T1">s pokorou.</text:span></text:p>
      <text:p text:style-name="P7"/>
      <text:p text:style-name="P28"><text:span text:style-name="T1">Žaloby tiaž</text:span></text:p>
      <text:p text:style-name="P28"><text:span text:style-name="T1">položím si</text:span></text:p>
      <text:p text:style-name="P28"><text:span text:style-name="T1">na dlane</text:span></text:p>
      <text:p text:style-name="P7"><text:soft-page-break/></text:p>
      <text:p text:style-name="P12">a keď dôjde</text:p>
      <text:p text:style-name="P12">odovzdám ju</text:p>
      <text:p text:style-name="P12">oddane.</text:p>
      <text:p text:style-name="P1"><text:span text:style-name="T1"/></text:p>
      <text:p text:style-name="P28"><text:span text:style-name="T1">»Posúď, Bože,</text:span></text:p>
      <text:p text:style-name="P28"><text:span text:style-name="T1">tu žaloba</text:span></text:p>
      <text:p text:style-name="P28"><text:span text:style-name="T1">človek</text:span><text:span text:style-name="T2">a</text:span><text:span text:style-name="T1">:</text:span></text:p>
      <text:p text:style-name="P7"/>
      <text:p text:style-name="P7">že mu srdce</text:p>
      <text:p text:style-name="P28"><text:span text:style-name="T1">— choré láskou —</text:span></text:p>
      <text:p text:style-name="P28"><text:span text:style-name="T1">pretek</text:span><text:span text:style-name="T2">á!</text:span></text:p>
      <text:p text:style-name="P31"/>
      <text:p text:style-name="P37">Vezmi nazad</text:p>
      <text:p text:style-name="P37">dar svoj dávny</text:p>
      <text:p text:style-name="P37">— do neba —</text:p>
      <text:p text:style-name="P37"/>
      <text:p text:style-name="P42"><text:span text:style-name="T1">už na svete</text:span></text:p>
      <text:p text:style-name="P42"><text:span text:style-name="T5">ľ</text:span><text:span text:style-name="T1">u</text:span><text:span text:style-name="T14">ďo</text:span><text:span text:style-name="T1">m srdce</text:span></text:p>
      <text:p text:style-name="P42"><text:span text:style-name="T1">netreba.«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k" fo:country="SK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style:vertical-align="auto" style:writing-mode="lr-tb"/>
      <style:text-properties fo:color="#000000" style:font-name="Microsoft Sans Serif" fo:font-family="'Microsoft Sans Serif'" style:font-family-generic="roman" style:font-pitch="variable" fo:font-size="12pt" fo:letter-spacing="normal" fo:language="sk" fo:country="SK" style:font-size-asian="12pt" style:language-asian="sk" style:country-asian="SK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6.715cm" fo:page-height="24.663cm" style:num-format="1" style:print-orientation="landscape" fo:margin-top="0.635cm" fo:margin-bottom="0.635cm" fo:margin-left="0.635cm" fo:margin-right="17.586cm" style:writing-mode="lr-tb" style:layout-grid-color="#c0c0c0" style:layout-grid-lines="2339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2-21T07:58:30.540000000</dc:date>
    <meta:editing-duration>PT12M51S</meta:editing-duration>
    <meta:editing-cycles>2</meta:editing-cycles>
    <meta:generator>LibreOffice/6.3.1.2$Windows_x86 LibreOffice_project/b79626edf0065ac373bd1df5c28bd630b4424273</meta:generator>
    <meta:document-statistic meta:table-count="0" meta:image-count="0" meta:object-count="0" meta:page-count="28" meta:paragraph-count="563" meta:word-count="2048" meta:character-count="11804" meta:non-whitespace-character-count="10226"/>
  </office:meta>
</office:document-meta>
</file>